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9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5976in" svg:height="6.2134in" svg:x="13.0323in" svg:y="2.702in">
            <draw:object draw:notify-on-update-of-ranges="Sheet1.C2:Sheet1.C20 Sheet1.A2:Sheet1.A20 Sheet1.C2:Sheet1.C20 Sheet1.J1:Sheet1.J1 Sheet1.J2:Sheet1.J20 Sheet1.E1:Sheet1.E1 Sheet1.E2:Sheet1.E20 Sheet1.C2:Sheet1.C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7185in" svg:height="4.1264in" svg:x="14.2618in" svg:y="0.0575in">
            <draw:object draw:notify-on-update-of-ranges="Sheet1.K2:Sheet1.K20 Sheet1.F2:Sheet1.F20 Sheet1.K2:Sheet1.K20 Sheet1.L2:Sheet1.L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carton</text:p>
          </table:table-cell>
          <table:table-cell office:value-type="string">
            <text:p>dessous bureau</text:p>
          </table:table-cell>
          <table:table-cell office:value-type="string">
            <text:p>calcul</text:p>
          </table:table-cell>
          <table:table-cell office:value-type="string">
            <text:p>LINEST</text:p>
          </table:table-cell>
          <table:table-cell/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LOGEST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870">
            <text:p>870</text:p>
          </table:table-cell>
          <table:table-cell table:formula="of:=([.$C$29]+[.$C$30]*[.C2])/(1+[.$C$31]*[.C2]+[.$C$32]*[.C2]*[.C2])*100" office:value-type="float" office:value="6.23013589001528">
            <text:p>6.23013589</text:p>
          </table:table-cell>
          <table:table-cell table:formula="of:=[.I2]*[.$B$36]+[.H2]*[.$C$36]+[.G2]*[.$D$36]+[.F2]*[.$E$36]+[.$F$36]" office:value-type="float" office:value="5.65833983609627">
            <text:p>5.6583398361</text:p>
          </table:table-cell>
          <table:table-cell office:value-type="float" office:value="870">
            <text:p>870</text:p>
          </table:table-cell>
          <table:table-cell table:formula="of:=[.C2]*[.C2]" office:value-type="float" office:value="756900">
            <text:p>756900</text:p>
          </table:table-cell>
          <table:table-cell table:formula="of:=[.G2]*[.C2]" office:value-type="float" office:value="658503000">
            <text:p>658503000</text:p>
          </table:table-cell>
          <table:table-cell table:formula="of:=[.H2]*[.D2]" office:value-type="float" office:value="4102563173.98273">
            <text:p>4102563173.98273</text:p>
          </table:table-cell>
          <table:table-cell table:formula="of:=80*[.F2]^-1.34*1000" office:value-type="float" office:value="9.20734016572253">
            <text:p>9.2073401657</text:p>
          </table:table-cell>
          <table:table-cell table:formula="of:=1/[.A2]" office:value-type="float" office:value="0.2">
            <text:p>0.2</text:p>
          </table:table-cell>
          <table:table-cell table:formula="of:=6000*[.K2]+76" office:value-type="float" office:value="1276">
            <text:p>1276</text:p>
          </table:table-cell>
          <table:table-cell table:formula="of:=6000/([.F2]-76)" office:value-type="float" office:value="7.55667506297229">
            <text:p>7.5566750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690">
            <text:p>690</text:p>
          </table:table-cell>
          <table:table-cell table:formula="of:=([.$C$29]+[.$C$30]*[.C3])/(1+[.$C$31]*[.C3]+[.$C$32]*[.C3]*[.C3])*100" office:value-type="float" office:value="7.85585013529568">
            <text:p>7.8558501353</text:p>
          </table:table-cell>
          <table:table-cell table:formula="of:=[.I3]*[.$B$36]+[.H3]*[.$C$36]+[.G3]*[.$D$36]+[.F3]*[.$E$36]+[.$F$36]" office:value-type="float" office:value="7.66800162980508">
            <text:p>7.6680016298</text:p>
          </table:table-cell>
          <table:table-cell office:value-type="float" office:value="690">
            <text:p>690</text:p>
          </table:table-cell>
          <table:table-cell table:formula="of:=[.C3]*[.C3]" office:value-type="float" office:value="476100">
            <text:p>476100</text:p>
          </table:table-cell>
          <table:table-cell table:formula="of:=[.G3]*[.C3]" office:value-type="float" office:value="328509000">
            <text:p>328509000</text:p>
          </table:table-cell>
          <table:table-cell table:formula="of:=[.H3]*[.D3]" office:value-type="float" office:value="2580717472.09585">
            <text:p>2580717472.09585</text:p>
          </table:table-cell>
          <table:table-cell table:formula="of:=80*[.F3]^-1.34*1000" office:value-type="float" office:value="12.5612310890855">
            <text:p>12.5612310891</text:p>
          </table:table-cell>
          <table:table-cell table:formula="of:=1/[.A3]" office:value-type="float" office:value="0.1">
            <text:p>0.1</text:p>
          </table:table-cell>
          <table:table-cell table:formula="of:=6000*[.K3]+76" office:value-type="float" office:value="676">
            <text:p>676</text:p>
          </table:table-cell>
          <table:table-cell table:formula="of:=6000/([.F3]-76)" office:value-type="float" office:value="9.77198697068404">
            <text:p>9.7719869707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482">
            <text:p>482</text:p>
          </table:table-cell>
          <table:table-cell table:formula="of:=([.$C$29]+[.$C$30]*[.C4])/(1+[.$C$31]*[.C4]+[.$C$32]*[.C4]*[.C4])*100" office:value-type="float" office:value="11.2473040916111">
            <text:p>11.2473040916</text:p>
          </table:table-cell>
          <table:table-cell table:formula="of:=[.I4]*[.$B$36]+[.H4]*[.$C$36]+[.G4]*[.$D$36]+[.F4]*[.$E$36]+[.$F$36]" office:value-type="float" office:value="17.9394663948769">
            <text:p>17.9394663949</text:p>
          </table:table-cell>
          <table:table-cell office:value-type="float" office:value="482">
            <text:p>482</text:p>
          </table:table-cell>
          <table:table-cell table:formula="of:=[.C4]*[.C4]" office:value-type="float" office:value="232324">
            <text:p>232324</text:p>
          </table:table-cell>
          <table:table-cell table:formula="of:=[.G4]*[.C4]" office:value-type="float" office:value="111980168">
            <text:p>111980168</text:p>
          </table:table-cell>
          <table:table-cell table:formula="of:=[.H4]*[.D4]" office:value-type="float" office:value="1259475001.7257">
            <text:p>1259475001.7257</text:p>
          </table:table-cell>
          <table:table-cell table:formula="of:=80*[.F4]^-1.34*1000" office:value-type="float" office:value="20.3145382735051">
            <text:p>20.3145382735</text:p>
          </table:table-cell>
          <table:table-cell table:formula="of:=1/[.A4]" office:value-type="float" office:value="0.0666666666666667">
            <text:p>0.0666666667</text:p>
          </table:table-cell>
          <table:table-cell table:formula="of:=6000*[.K4]+76" office:value-type="float" office:value="476">
            <text:p>476</text:p>
          </table:table-cell>
          <table:table-cell table:formula="of:=6000/([.F4]-76)" office:value-type="float" office:value="14.7783251231527">
            <text:p>14.77832512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6">
            <text:p>376</text:p>
          </table:table-cell>
          <table:table-cell office:value-type="float" office:value="389">
            <text:p>389</text:p>
          </table:table-cell>
          <table:table-cell table:formula="of:=([.$C$29]+[.$C$30]*[.C5])/(1+[.$C$31]*[.C5]+[.$C$32]*[.C5]*[.C5])*100" office:value-type="float" office:value="13.9376018114899">
            <text:p>13.9376018115</text:p>
          </table:table-cell>
          <table:table-cell table:formula="of:=[.I5]*[.$B$36]+[.H5]*[.$C$36]+[.G5]*[.$D$36]+[.F5]*[.$E$36]+[.$F$36]" office:value-type="float" office:value="21.6175458807702">
            <text:p>21.6175458808</text:p>
          </table:table-cell>
          <table:table-cell office:value-type="float" office:value="389">
            <text:p>389</text:p>
          </table:table-cell>
          <table:table-cell table:formula="of:=[.C5]*[.C5]" office:value-type="float" office:value="151321">
            <text:p>151321</text:p>
          </table:table-cell>
          <table:table-cell table:formula="of:=[.G5]*[.C5]" office:value-type="float" office:value="58863869">
            <text:p>58863869</text:p>
          </table:table-cell>
          <table:table-cell table:formula="of:=[.H5]*[.D5]" office:value-type="float" office:value="820421167.205707">
            <text:p>820421167.205707</text:p>
          </table:table-cell>
          <table:table-cell table:formula="of:=80*[.F5]^-1.34*1000" office:value-type="float" office:value="27.0743177272672">
            <text:p>27.0743177273</text:p>
          </table:table-cell>
          <table:table-cell table:formula="of:=1/[.A5]" office:value-type="float" office:value="0.05">
            <text:p>0.05</text:p>
          </table:table-cell>
          <table:table-cell table:formula="of:=6000*[.K5]+76" office:value-type="float" office:value="376">
            <text:p>376</text:p>
          </table:table-cell>
          <table:table-cell table:formula="of:=6000/([.F5]-76)" office:value-type="float" office:value="19.1693290734824">
            <text:p>19.1693290735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325">
            <text:p>325</text:p>
          </table:table-cell>
          <table:table-cell table:formula="of:=([.$C$29]+[.$C$30]*[.C6])/(1+[.$C$31]*[.C6]+[.$C$32]*[.C6]*[.C6])*100" office:value-type="float" office:value="16.6838905748355">
            <text:p>16.6838905748</text:p>
          </table:table-cell>
          <table:table-cell table:formula="of:=[.I6]*[.$B$36]+[.H6]*[.$C$36]+[.G6]*[.$D$36]+[.F6]*[.$E$36]+[.$F$36]" office:value-type="float" office:value="24.9005622048135">
            <text:p>24.9005622048</text:p>
          </table:table-cell>
          <table:table-cell office:value-type="float" office:value="325">
            <text:p>325</text:p>
          </table:table-cell>
          <table:table-cell table:formula="of:=[.C6]*[.C6]" office:value-type="float" office:value="105625">
            <text:p>105625</text:p>
          </table:table-cell>
          <table:table-cell table:formula="of:=[.G6]*[.C6]" office:value-type="float" office:value="34328125">
            <text:p>34328125</text:p>
          </table:table-cell>
          <table:table-cell table:formula="of:=[.H6]*[.D6]" office:value-type="float" office:value="572726681.139274">
            <text:p>572726681.139274</text:p>
          </table:table-cell>
          <table:table-cell table:formula="of:=80*[.F6]^-1.34*1000" office:value-type="float" office:value="34.4481801191475">
            <text:p>34.4481801191</text:p>
          </table:table-cell>
          <table:table-cell table:formula="of:=1/[.A6]" office:value-type="float" office:value="0.04">
            <text:p>0.04</text:p>
          </table:table-cell>
          <table:table-cell table:formula="of:=6000*[.K6]+76" office:value-type="float" office:value="316">
            <text:p>316</text:p>
          </table:table-cell>
          <table:table-cell table:formula="of:=6000/([.F6]-76)" office:value-type="float" office:value="24.0963855421687">
            <text:p>24.09638554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table:formula="of:=([.$C$29]+[.$C$30]*[.C7])/(1+[.$C$31]*[.C7]+[.$C$32]*[.C7]*[.C7])*100" office:value-type="float" office:value="18.7635682866922">
            <text:p>18.7635682867</text:p>
          </table:table-cell>
          <table:table-cell table:formula="of:=[.I7]*[.$B$36]+[.H7]*[.$C$36]+[.G7]*[.$D$36]+[.F7]*[.$E$36]+[.$F$36]" office:value-type="float" office:value="28.0946576673741">
            <text:p>28.0946576674</text:p>
          </table:table-cell>
          <table:table-cell office:value-type="float" office:value="289">
            <text:p>289</text:p>
          </table:table-cell>
          <table:table-cell table:formula="of:=[.C7]*[.C7]" office:value-type="float" office:value="83521">
            <text:p>83521</text:p>
          </table:table-cell>
          <table:table-cell table:formula="of:=[.G7]*[.C7]" office:value-type="float" office:value="24137569">
            <text:p>24137569</text:p>
          </table:table-cell>
          <table:table-cell table:formula="of:=[.H7]*[.D7]" office:value-type="float" office:value="452906924.206244">
            <text:p>452906924.206244</text:p>
          </table:table-cell>
          <table:table-cell table:formula="of:=80*[.F7]^-1.34*1000" office:value-type="float" office:value="40.3168764427889">
            <text:p>40.3168764428</text:p>
          </table:table-cell>
          <table:table-cell table:formula="of:=1/[.A7]" office:value-type="float" office:value="0.0333333333333333">
            <text:p>0.0333333333</text:p>
          </table:table-cell>
          <table:table-cell table:formula="of:=6000*[.K7]+76" office:value-type="float" office:value="276">
            <text:p>276</text:p>
          </table:table-cell>
          <table:table-cell table:formula="of:=6000/([.F7]-76)" office:value-type="float" office:value="28.169014084507">
            <text:p>28.169014084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table:formula="of:=([.$C$29]+[.$C$30]*[.C8])/(1+[.$C$31]*[.C8]+[.$C$32]*[.C8]*[.C8])*100" office:value-type="float" office:value="22.5975873010952">
            <text:p>22.5975873011</text:p>
          </table:table-cell>
          <table:table-cell table:formula="of:=[.I8]*[.$B$36]+[.H8]*[.$C$36]+[.G8]*[.$D$36]+[.F8]*[.$E$36]+[.$F$36]" office:value-type="float" office:value="36.3174307722802">
            <text:p>36.3174307723</text:p>
          </table:table-cell>
          <table:table-cell office:value-type="float" office:value="240">
            <text:p>240</text:p>
          </table:table-cell>
          <table:table-cell table:formula="of:=[.C8]*[.C8]" office:value-type="float" office:value="57600">
            <text:p>57600</text:p>
          </table:table-cell>
          <table:table-cell table:formula="of:=[.G8]*[.C8]" office:value-type="float" office:value="13824000">
            <text:p>13824000</text:p>
          </table:table-cell>
          <table:table-cell table:formula="of:=[.H8]*[.D8]" office:value-type="float" office:value="312389046.85034">
            <text:p>312389046.85034</text:p>
          </table:table-cell>
          <table:table-cell table:formula="of:=80*[.F8]^-1.34*1000" office:value-type="float" office:value="51.713856156904">
            <text:p>51.7138561569</text:p>
          </table:table-cell>
          <table:table-cell table:formula="of:=1/[.A8]" office:value-type="float" office:value="0.025">
            <text:p>0.025</text:p>
          </table:table-cell>
          <table:table-cell table:formula="of:=6000*[.K8]+76" office:value-type="float" office:value="226">
            <text:p>226</text:p>
          </table:table-cell>
          <table:table-cell table:formula="of:=6000/([.F8]-76)" office:value-type="float" office:value="36.5853658536585">
            <text:p>36.58536585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table:formula="of:=([.$C$29]+[.$C$30]*[.C9])/(1+[.$C$31]*[.C9]+[.$C$32]*[.C9]*[.C9])*100" office:value-type="float" office:value="26.7203289616931">
            <text:p>26.7203289617</text:p>
          </table:table-cell>
          <table:table-cell table:formula="of:=[.I9]*[.$B$36]+[.H9]*[.$C$36]+[.G9]*[.$D$36]+[.F9]*[.$E$36]+[.$F$36]" office:value-type="float" office:value="48.4821429778094">
            <text:p>48.4821429778</text:p>
          </table:table-cell>
          <table:table-cell office:value-type="float" office:value="203">
            <text:p>203</text:p>
          </table:table-cell>
          <table:table-cell table:formula="of:=[.C9]*[.C9]" office:value-type="float" office:value="41209">
            <text:p>41209</text:p>
          </table:table-cell>
          <table:table-cell table:formula="of:=[.G9]*[.C9]" office:value-type="float" office:value="8365427">
            <text:p>8365427</text:p>
          </table:table-cell>
          <table:table-cell table:formula="of:=[.H9]*[.D9]" office:value-type="float" office:value="223526961.34503">
            <text:p>223526961.34503</text:p>
          </table:table-cell>
          <table:table-cell table:formula="of:=80*[.F9]^-1.34*1000" office:value-type="float" office:value="64.7210115161235">
            <text:p>64.7210115161</text:p>
          </table:table-cell>
          <table:table-cell table:formula="of:=1/[.A9]" office:value-type="float" office:value="0.02">
            <text:p>0.02</text:p>
          </table:table-cell>
          <table:table-cell table:formula="of:=6000*[.K9]+76" office:value-type="float" office:value="196">
            <text:p>196</text:p>
          </table:table-cell>
          <table:table-cell table:formula="of:=6000/([.F9]-76)" office:value-type="float" office:value="47.244094488189">
            <text:p>47.244094488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182">
            <text:p>182</text:p>
          </table:table-cell>
          <table:table-cell table:formula="of:=([.$C$29]+[.$C$30]*[.C10])/(1+[.$C$31]*[.C10]+[.$C$32]*[.C10]*[.C10])*100" office:value-type="float" office:value="29.80675721572">
            <text:p>29.8067572157</text:p>
          </table:table-cell>
          <table:table-cell table:formula="of:=[.I10]*[.$B$36]+[.H10]*[.$C$36]+[.G10]*[.$D$36]+[.F10]*[.$E$36]+[.$F$36]" office:value-type="float" office:value="59.5248086828942">
            <text:p>59.5248086829</text:p>
          </table:table-cell>
          <table:table-cell office:value-type="float" office:value="182">
            <text:p>182</text:p>
          </table:table-cell>
          <table:table-cell table:formula="of:=[.C10]*[.C10]" office:value-type="float" office:value="33124">
            <text:p>33124</text:p>
          </table:table-cell>
          <table:table-cell table:formula="of:=[.G10]*[.C10]" office:value-type="float" office:value="6028568">
            <text:p>6028568</text:p>
          </table:table-cell>
          <table:table-cell table:formula="of:=[.H10]*[.D10]" office:value-type="float" office:value="179692062.734459">
            <text:p>179692062.734459</text:p>
          </table:table-cell>
          <table:table-cell table:formula="of:=80*[.F10]^-1.34*1000" office:value-type="float" office:value="74.9194062911125">
            <text:p>74.9194062911</text:p>
          </table:table-cell>
          <table:table-cell table:formula="of:=1/[.A10]" office:value-type="float" office:value="0.0166666666666667">
            <text:p>0.0166666667</text:p>
          </table:table-cell>
          <table:table-cell table:formula="of:=6000*[.K10]+76" office:value-type="float" office:value="176">
            <text:p>176</text:p>
          </table:table-cell>
          <table:table-cell table:formula="of:=6000/([.F10]-76)" office:value-type="float" office:value="56.6037735849057">
            <text:p>56.603773584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 table:formula="of:=([.$C$29]+[.$C$30]*[.C11])/(1+[.$C$31]*[.C11]+[.$C$32]*[.C11]*[.C11])*100" office:value-type="float" office:value="32.8813960174581">
            <text:p>32.8813960175</text:p>
          </table:table-cell>
          <table:table-cell table:formula="of:=[.I11]*[.$B$36]+[.H11]*[.$C$36]+[.G11]*[.$D$36]+[.F11]*[.$E$36]+[.$F$36]" office:value-type="float" office:value="71.891794450974">
            <text:p>71.891794451</text:p>
          </table:table-cell>
          <table:table-cell office:value-type="float" office:value="165">
            <text:p>165</text:p>
          </table:table-cell>
          <table:table-cell table:formula="of:=[.C11]*[.C11]" office:value-type="float" office:value="27225">
            <text:p>27225</text:p>
          </table:table-cell>
          <table:table-cell table:formula="of:=[.G11]*[.C11]" office:value-type="float" office:value="4492125">
            <text:p>4492125</text:p>
          </table:table-cell>
          <table:table-cell table:formula="of:=[.H11]*[.D11]" office:value-type="float" office:value="147707341.084924">
            <text:p>147707341.084924</text:p>
          </table:table-cell>
          <table:table-cell table:formula="of:=80*[.F11]^-1.34*1000" office:value-type="float" office:value="85.4400515559944">
            <text:p>85.440051556</text:p>
          </table:table-cell>
          <table:table-cell table:formula="of:=1/[.A11]" office:value-type="float" office:value="0.0142857142857143">
            <text:p>0.0142857143</text:p>
          </table:table-cell>
          <table:table-cell table:formula="of:=6000*[.K11]+76" office:value-type="float" office:value="161.714285714286">
            <text:p>161.7142857143</text:p>
          </table:table-cell>
          <table:table-cell table:formula="of:=6000/([.F11]-76)" office:value-type="float" office:value="67.4157303370787">
            <text:p>67.415730337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table:formula="of:=([.$C$29]+[.$C$30]*[.C12])/(1+[.$C$31]*[.C12]+[.$C$32]*[.C12]*[.C12])*100" office:value-type="float" office:value="35.2330488676904">
            <text:p>35.2330488677</text:p>
          </table:table-cell>
          <table:table-cell table:formula="of:=[.I12]*[.$B$36]+[.H12]*[.$C$36]+[.G12]*[.$D$36]+[.F12]*[.$E$36]+[.$F$36]" office:value-type="float" office:value="82.1320553798432">
            <text:p>82.1320553798</text:p>
          </table:table-cell>
          <table:table-cell office:value-type="float" office:value="154">
            <text:p>154</text:p>
          </table:table-cell>
          <table:table-cell table:formula="of:=[.C12]*[.C12]" office:value-type="float" office:value="23716">
            <text:p>23716</text:p>
          </table:table-cell>
          <table:table-cell table:formula="of:=[.G12]*[.C12]" office:value-type="float" office:value="3652264">
            <text:p>3652264</text:p>
          </table:table-cell>
          <table:table-cell table:formula="of:=[.H12]*[.D12]" office:value-type="float" office:value="128680395.989706">
            <text:p>128680395.989706</text:p>
          </table:table-cell>
          <table:table-cell table:formula="of:=80*[.F12]^-1.34*1000" office:value-type="float" office:value="93.715671433907">
            <text:p>93.7156714339</text:p>
          </table:table-cell>
          <table:table-cell table:formula="of:=1/[.A12]" office:value-type="float" office:value="0.0125">
            <text:p>0.0125</text:p>
          </table:table-cell>
          <table:table-cell table:formula="of:=6000*[.K12]+76" office:value-type="float" office:value="151">
            <text:p>151</text:p>
          </table:table-cell>
          <table:table-cell table:formula="of:=6000/([.F12]-76)" office:value-type="float" office:value="76.9230769230769">
            <text:p>76.923076923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table:formula="of:=([.$C$29]+[.$C$30]*[.C13])/(1+[.$C$31]*[.C13]+[.$C$32]*[.C13]*[.C13])*100" office:value-type="float" office:value="37.4228758957313">
            <text:p>37.4228758957</text:p>
          </table:table-cell>
          <table:table-cell table:formula="of:=[.I13]*[.$B$36]+[.H13]*[.$C$36]+[.G13]*[.$D$36]+[.F13]*[.$E$36]+[.$F$36]" office:value-type="float" office:value="92.193205885982">
            <text:p>92.193205886</text:p>
          </table:table-cell>
          <table:table-cell office:value-type="float" office:value="145">
            <text:p>145</text:p>
          </table:table-cell>
          <table:table-cell table:formula="of:=[.C13]*[.C13]" office:value-type="float" office:value="21025">
            <text:p>21025</text:p>
          </table:table-cell>
          <table:table-cell table:formula="of:=[.G13]*[.C13]" office:value-type="float" office:value="3048625">
            <text:p>3048625</text:p>
          </table:table-cell>
          <table:table-cell table:formula="of:=[.H13]*[.D13]" office:value-type="float" office:value="114088315.027624">
            <text:p>114088315.027624</text:p>
          </table:table-cell>
          <table:table-cell table:formula="of:=80*[.F13]^-1.34*1000" office:value-type="float" office:value="101.591380994283">
            <text:p>101.5913809943</text:p>
          </table:table-cell>
          <table:table-cell table:formula="of:=1/[.A13]" office:value-type="float" office:value="0.0111111111111111">
            <text:p>0.0111111111</text:p>
          </table:table-cell>
          <table:table-cell table:formula="of:=6000*[.K13]+76" office:value-type="float" office:value="142.666666666667">
            <text:p>142.6666666667</text:p>
          </table:table-cell>
          <table:table-cell table:formula="of:=6000/([.F13]-76)" office:value-type="float" office:value="86.9565217391304">
            <text:p>86.956521739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table:formula="of:=([.$C$29]+[.$C$30]*[.C14])/(1+[.$C$31]*[.C14]+[.$C$32]*[.C14]*[.C14])*100" office:value-type="float" office:value="39.6112708249053">
            <text:p>39.6112708249</text:p>
          </table:table-cell>
          <table:table-cell table:formula="of:=[.I14]*[.$B$36]+[.H14]*[.$C$36]+[.G14]*[.$D$36]+[.F14]*[.$E$36]+[.$F$36]" office:value-type="float" office:value="102.693331309056">
            <text:p>102.6933313091</text:p>
          </table:table-cell>
          <table:table-cell office:value-type="float" office:value="137">
            <text:p>137</text:p>
          </table:table-cell>
          <table:table-cell table:formula="of:=[.C14]*[.C14]" office:value-type="float" office:value="18769">
            <text:p>18769</text:p>
          </table:table-cell>
          <table:table-cell table:formula="of:=[.G14]*[.C14]" office:value-type="float" office:value="2571353">
            <text:p>2571353</text:p>
          </table:table-cell>
          <table:table-cell table:formula="of:=[.H14]*[.D14]" office:value-type="float" office:value="101854560.069433">
            <text:p>101854560.069433</text:p>
          </table:table-cell>
          <table:table-cell table:formula="of:=80*[.F14]^-1.34*1000" office:value-type="float" office:value="109.618644384799">
            <text:p>109.6186443848</text:p>
          </table:table-cell>
          <table:table-cell table:formula="of:=1/[.A14]" office:value-type="float" office:value="0.01">
            <text:p>0.01</text:p>
          </table:table-cell>
          <table:table-cell table:formula="of:=6000*[.K14]+76" office:value-type="float" office:value="136">
            <text:p>136</text:p>
          </table:table-cell>
          <table:table-cell table:formula="of:=6000/([.F14]-76)" office:value-type="float" office:value="98.3606557377049">
            <text:p>98.360655737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table:formula="of:=([.$C$29]+[.$C$30]*[.C15])/(1+[.$C$31]*[.C15]+[.$C$32]*[.C15]*[.C15])*100" office:value-type="float" office:value="41.7473915472919">
            <text:p>41.7473915473</text:p>
          </table:table-cell>
          <table:table-cell table:formula="of:=[.I15]*[.$B$36]+[.H15]*[.$C$36]+[.G15]*[.$D$36]+[.F15]*[.$E$36]+[.$F$36]" office:value-type="float" office:value="113.323204651868">
            <text:p>113.3232046519</text:p>
          </table:table-cell>
          <table:table-cell office:value-type="float" office:value="130">
            <text:p>130</text:p>
          </table:table-cell>
          <table:table-cell table:formula="of:=[.C15]*[.C15]" office:value-type="float" office:value="16900">
            <text:p>16900</text:p>
          </table:table-cell>
          <table:table-cell table:formula="of:=[.G15]*[.C15]" office:value-type="float" office:value="2197000">
            <text:p>2197000</text:p>
          </table:table-cell>
          <table:table-cell table:formula="of:=[.H15]*[.D15]" office:value-type="float" office:value="91719019.2294003">
            <text:p>91719019.2294003</text:p>
          </table:table-cell>
          <table:table-cell table:formula="of:=80*[.F15]^-1.34*1000" office:value-type="float" office:value="117.599613635362">
            <text:p>117.5996136354</text:p>
          </table:table-cell>
          <table:table-cell table:formula="of:=1/[.A15]" office:value-type="float" office:value="0.00909090909090909">
            <text:p>0.0090909091</text:p>
          </table:table-cell>
          <table:table-cell table:formula="of:=6000*[.K15]+76" office:value-type="float" office:value="130.545454545455">
            <text:p>130.5454545455</text:p>
          </table:table-cell>
          <table:table-cell table:formula="of:=6000/([.F15]-76)" office:value-type="float" office:value="111.111111111111">
            <text:p>111.111111111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table:formula="of:=([.$C$29]+[.$C$30]*[.C16])/(1+[.$C$31]*[.C16]+[.$C$32]*[.C16]*[.C16])*100" office:value-type="float" office:value="43.0747606954268">
            <text:p>43.0747606954</text:p>
          </table:table-cell>
          <table:table-cell table:formula="of:=[.I16]*[.$B$36]+[.H16]*[.$C$36]+[.G16]*[.$D$36]+[.F16]*[.$E$36]+[.$F$36]" office:value-type="float" office:value="120.099317938482">
            <text:p>120.0993179385</text:p>
          </table:table-cell>
          <table:table-cell office:value-type="float" office:value="126">
            <text:p>126</text:p>
          </table:table-cell>
          <table:table-cell table:formula="of:=[.C16]*[.C16]" office:value-type="float" office:value="15876">
            <text:p>15876</text:p>
          </table:table-cell>
          <table:table-cell table:formula="of:=[.G16]*[.C16]" office:value-type="float" office:value="2000376">
            <text:p>2000376</text:p>
          </table:table-cell>
          <table:table-cell table:formula="of:=[.H16]*[.D16]" office:value-type="float" office:value="86165717.5008751">
            <text:p>86165717.5008751</text:p>
          </table:table-cell>
          <table:table-cell table:formula="of:=80*[.F16]^-1.34*1000" office:value-type="float" office:value="122.629076178604">
            <text:p>122.6290761786</text:p>
          </table:table-cell>
          <table:table-cell table:formula="of:=1/[.A16]" office:value-type="float" office:value="0.00833333333333333">
            <text:p>0.0083333333</text:p>
          </table:table-cell>
          <table:table-cell table:formula="of:=6000*[.K16]+76" office:value-type="float" office:value="126">
            <text:p>126</text:p>
          </table:table-cell>
          <table:table-cell table:formula="of:=6000/([.F16]-76)" office:value-type="float" office:value="120">
            <text:p>12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124">
            <text:p>124</text:p>
          </table:table-cell>
          <table:table-cell table:formula="of:=([.$C$29]+[.$C$30]*[.C17])/(1+[.$C$31]*[.C17]+[.$C$32]*[.C17]*[.C17])*100" office:value-type="float" office:value="43.7706095212024">
            <text:p>43.7706095212</text:p>
          </table:table-cell>
          <table:table-cell table:formula="of:=[.I17]*[.$B$36]+[.H17]*[.$C$36]+[.G17]*[.$D$36]+[.F17]*[.$E$36]+[.$F$36]" office:value-type="float" office:value="123.700120240843">
            <text:p>123.7001202408</text:p>
          </table:table-cell>
          <table:table-cell office:value-type="float" office:value="124">
            <text:p>124</text:p>
          </table:table-cell>
          <table:table-cell table:formula="of:=[.C17]*[.C17]" office:value-type="float" office:value="15376">
            <text:p>15376</text:p>
          </table:table-cell>
          <table:table-cell table:formula="of:=[.G17]*[.C17]" office:value-type="float" office:value="1906624">
            <text:p>1906624</text:p>
          </table:table-cell>
          <table:table-cell table:formula="of:=[.H17]*[.D17]" office:value-type="float" office:value="83454094.607753">
            <text:p>83454094.607753</text:p>
          </table:table-cell>
          <table:table-cell table:formula="of:=80*[.F17]^-1.34*1000" office:value-type="float" office:value="125.286688063742">
            <text:p>125.2866880637</text:p>
          </table:table-cell>
          <table:table-cell table:formula="of:=1/[.A17]" office:value-type="float" office:value="0.00769230769230769">
            <text:p>0.0076923077</text:p>
          </table:table-cell>
          <table:table-cell table:formula="of:=6000*[.K17]+76" office:value-type="float" office:value="122.153846153846">
            <text:p>122.1538461538</text:p>
          </table:table-cell>
          <table:table-cell table:formula="of:=6000/([.F17]-76)" office:value-type="float" office:value="125">
            <text:p>12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112">
            <text:p>112</text:p>
          </table:table-cell>
          <table:table-cell table:formula="of:=([.$C$29]+[.$C$30]*[.C18])/(1+[.$C$31]*[.C18]+[.$C$32]*[.C18]*[.C18])*100" office:value-type="float" office:value="48.468497206901">
            <text:p>48.4684972069</text:p>
          </table:table-cell>
          <table:table-cell table:formula="of:=[.I18]*[.$B$36]+[.H18]*[.$C$36]+[.G18]*[.$D$36]+[.F18]*[.$E$36]+[.$F$36]" office:value-type="float" office:value="148.788893275356">
            <text:p>148.7888932754</text:p>
          </table:table-cell>
          <table:table-cell office:value-type="float" office:value="112">
            <text:p>112</text:p>
          </table:table-cell>
          <table:table-cell table:formula="of:=[.C18]*[.C18]" office:value-type="float" office:value="12544">
            <text:p>12544</text:p>
          </table:table-cell>
          <table:table-cell table:formula="of:=[.G18]*[.C18]" office:value-type="float" office:value="1404928">
            <text:p>1404928</text:p>
          </table:table-cell>
          <table:table-cell table:formula="of:=[.H18]*[.D18]" office:value-type="float" office:value="68094748.843897">
            <text:p>68094748.843897</text:p>
          </table:table-cell>
          <table:table-cell table:formula="of:=80*[.F18]^-1.34*1000" office:value-type="float" office:value="143.594510206068">
            <text:p>143.5945102061</text:p>
          </table:table-cell>
          <table:table-cell table:formula="of:=1/[.A18]" office:value-type="float" office:value="0.00714285714285714">
            <text:p>0.0071428571</text:p>
          </table:table-cell>
          <table:table-cell table:formula="of:=6000*[.K18]+76" office:value-type="float" office:value="118.857142857143">
            <text:p>118.8571428571</text:p>
          </table:table-cell>
          <table:table-cell table:formula="of:=6000/([.F18]-76)" office:value-type="float" office:value="166.666666666667">
            <text:p>166.666666666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111">
            <text:p>111</text:p>
          </table:table-cell>
          <table:table-cell table:formula="of:=([.$C$29]+[.$C$30]*[.C19])/(1+[.$C$31]*[.C19]+[.$C$32]*[.C19]*[.C19])*100" office:value-type="float" office:value="48.9059185790206">
            <text:p>48.905918579</text:p>
          </table:table-cell>
          <table:table-cell table:formula="of:=[.I19]*[.$B$36]+[.H19]*[.$C$36]+[.G19]*[.$D$36]+[.F19]*[.$E$36]+[.$F$36]" office:value-type="float" office:value="151.187427521145">
            <text:p>151.1874275211</text:p>
          </table:table-cell>
          <table:table-cell office:value-type="float" office:value="111">
            <text:p>111</text:p>
          </table:table-cell>
          <table:table-cell table:formula="of:=[.C19]*[.C19]" office:value-type="float" office:value="12321">
            <text:p>12321</text:p>
          </table:table-cell>
          <table:table-cell table:formula="of:=[.G19]*[.C19]" office:value-type="float" office:value="1367631">
            <text:p>1367631</text:p>
          </table:table-cell>
          <table:table-cell table:formula="of:=[.H19]*[.D19]" office:value-type="float" office:value="66885250.3321445">
            <text:p>66885250.3321445</text:p>
          </table:table-cell>
          <table:table-cell table:formula="of:=80*[.F19]^-1.34*1000" office:value-type="float" office:value="145.330643124373">
            <text:p>145.3306431244</text:p>
          </table:table-cell>
          <table:table-cell table:formula="of:=1/[.A19]" office:value-type="float" office:value="0.00666666666666667">
            <text:p>0.0066666667</text:p>
          </table:table-cell>
          <table:table-cell table:formula="of:=6000*[.K19]+76" office:value-type="float" office:value="116">
            <text:p>116</text:p>
          </table:table-cell>
          <table:table-cell table:formula="of:=6000/([.F19]-76)" office:value-type="float" office:value="171.428571428571">
            <text:p>171.428571428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112">
            <text:p>112</text:p>
          </table:table-cell>
          <table:table-cell table:formula="of:=([.$C$29]+[.$C$30]*[.C20])/(1+[.$C$31]*[.C20]+[.$C$32]*[.C20]*[.C20])*100" office:value-type="float" office:value="48.468497206901">
            <text:p>48.4684972069</text:p>
          </table:table-cell>
          <table:table-cell table:formula="of:=[.I20]*[.$B$36]+[.H20]*[.$C$36]+[.G20]*[.$D$36]+[.F20]*[.$E$36]+[.$F$36]" office:value-type="float" office:value="148.788893275356">
            <text:p>148.7888932754</text:p>
          </table:table-cell>
          <table:table-cell office:value-type="float" office:value="112">
            <text:p>112</text:p>
          </table:table-cell>
          <table:table-cell table:formula="of:=[.C20]*[.C20]" office:value-type="float" office:value="12544">
            <text:p>12544</text:p>
          </table:table-cell>
          <table:table-cell table:formula="of:=[.G20]*[.C20]" office:value-type="float" office:value="1404928">
            <text:p>1404928</text:p>
          </table:table-cell>
          <table:table-cell table:formula="of:=[.H20]*[.D20]" office:value-type="float" office:value="68094748.843897">
            <text:p>68094748.843897</text:p>
          </table:table-cell>
          <table:table-cell table:formula="of:=80*[.F20]^-1.34*1000" office:value-type="float" office:value="143.594510206068">
            <text:p>143.5945102061</text:p>
          </table:table-cell>
          <table:table-cell table:formula="of:=1/[.A20]" office:value-type="float" office:value="0.00625">
            <text:p>0.00625</text:p>
          </table:table-cell>
          <table:table-cell table:formula="of:=6000*[.K20]+76" office:value-type="float" office:value="113.5">
            <text:p>113.5</text:p>
          </table:table-cell>
          <table:table-cell table:formula="of:=6000/([.F20]-76)" office:value-type="float" office:value="166.666666666667">
            <text:p>166.666666666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12"/>
        </table:table-row>
        <table:table-row table:style-name="ro2" table:number-rows-repeated="7">
          <table:table-cell table:number-columns-repeated="1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float" office:value="0.008271">
            <text:p>0.00827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float" office:value="939.6">
            <text:p>939.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 office:value-type="float" office:value="-3.398">
            <text:p>-3.398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float" office:value="17.339">
            <text:p>17.339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ean=(A+B*X)/(1+C*(X)+D*(X2));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NEST ordre 4</text:p>
          </table:table-cell>
          <table:table-cell table:number-columns-repeated="5"/>
          <table:table-cell office:value-type="string">
            <text:p>LINEST En 1/d</text:p>
          </table:table-cell>
          <table:table-cell table:number-columns-repeated="5"/>
        </table:table-row>
        <table:table-row table:style-name="ro2">
          <table:table-cell/>
          <table:table-cell office:value-type="float" office:value="-465.3868279">
            <text:p>-465.3868279</text:p>
          </table:table-cell>
          <table:table-cell table:style-name="ce1" office:value-type="float" office:value="0.0000006108656">
            <text:p>6.11E-007</text:p>
          </table:table-cell>
          <table:table-cell office:value-type="float" office:value="2521930">
            <text:p>2521930</text:p>
          </table:table-cell>
          <table:table-cell office:value-type="float" office:value="494257.8">
            <text:p>494257.8</text:p>
          </table:table-cell>
          <table:table-cell office:value-type="float" office:value="-48867">
            <text:p>-48867</text:p>
          </table:table-cell>
          <table:table-cell/>
          <table:table-cell table:number-matrix-columns-spanned="2" table:number-matrix-rows-spanned="1" table:formula="of:=LINEST([.F3:.F20];[.K3:.K20];1;0)" office:value-type="float" office:value="6174.82067069123">
            <text:p>6174.8206706912</text:p>
          </table:table-cell>
          <table:table-cell office:value-type="float" office:value="76.1007186029657">
            <text:p>76.100718603</text:p>
          </table:table-cell>
          <table:table-cell table:number-columns-repeated="4"/>
        </table:table-row>
        <table:table-row table:style-name="ro2">
          <table:table-cell/>
          <table:table-cell table:number-matrix-columns-spanned="5" table:number-matrix-rows-spanned="11" table:formula="of:=LINEST([.A2:.A20];[.F2:.I20];1;0)"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465.386827925404">
            <text:p>-465.3868279254</text:p>
          </table:table-cell>
          <table:table-cell office:value-type="float" office:value="0.000000610865623506455">
            <text:p>6.10865623506455E-007</text:p>
          </table:table-cell>
          <table:table-cell office:value-type="float" office:value="2521930.1187883">
            <text:p>2521930.1187883</text:p>
          </table:table-cell>
          <table:table-cell office:value-type="float" office:value="494256.853891907">
            <text:p>494256.853891907</text:p>
          </table:table-cell>
          <table:table-cell office:value-type="float" office:value="-48866.9473459344">
            <text:p>-48866.9473459344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LOGEST</text:p>
          </table:table-cell>
          <table:table-cell table:number-columns-repeated="11"/>
        </table:table-row>
        <table:table-row table:style-name="ro2">
          <table:table-cell/>
          <table:table-cell table:number-matrix-columns-spanned="5" table:number-matrix-rows-spanned="6" table:formula="of:=LOGEST([.A2:.A20];[.C2:.C20];1;0)"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95508916884263">
            <text:p>0.9955089169</text:p>
          </table:table-cell>
          <table:table-cell office:value-type="float" office:value="169.217926277444">
            <text:p>169.2179262774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7"/>
        </table:table-row>
        <table:table-row table:style-name="ro2" table:number-rows-repeated="104852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8:37:11</meta:creation-date>
    <meta:generator>LibreOffice/3.5$Linux_X86_64 LibreOffice_project/350m1$Build-2</meta:generator>
    <dc:date>2015-05-06T17:30:47</dc:date>
    <meta:editing-duration>PT8H37M18S</meta:editing-duration>
    <meta:editing-cycles>2</meta:editing-cycles>
    <meta:document-statistic meta:table-count="3" meta:cell-count="3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19cm" svg:height="15.783cm" xlink:href=".." xlink:type="simple" chart:class="chart:scatter" chart:style-name="ch1">
        <chart:legend chart:legend-position="end" svg:x="24.656cm" svg:y="7.094cm" style:legend-expansion="high" chart:style-name="ch2"/>
        <chart:plot-area chart:style-name="ch3" table:cell-range-address="Sheet1.C2:Sheet1.C20 Sheet1.A2:Sheet1.A20 Sheet1.J1:Sheet1.J20 Sheet1.E1:Sheet1.E20" chart:data-source-has-labels="row" svg:x="0.988cm" svg:y="1.395cm" svg:width="22.592cm" svg:height="13.653cm">
          <chartooo:coordinate-region svg:x="1.795cm" svg:y="1.594cm" svg:width="21.413cm" svg:height="12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" chart:class="chart:scatter">
            <chart:domain table:cell-range-address="Sheet1.C2:Sheet1.C20"/>
            <chart:data-point chart:repeated="19"/>
          </chart:series>
          <chart:series chart:style-name="ch7" chart:values-cell-range-address="Sheet1.J2:Sheet1.J20" chart:label-cell-address="Sheet1.J1:Sheet1.J1" chart:class="chart:scatter">
            <chart:data-point chart:repeated="19"/>
          </chart:series>
          <chart:series chart:style-name="ch8" chart:values-cell-range-address="Sheet1.E2:Sheet1.E20" chart:label-cell-address="Sheet1.E1:Sheet1.E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LOGEST</text:p>
                <draw:g>
                  <svg:desc>Sheet1.J1:Sheet1.J1</svg:desc>
                </draw:g>
              </table:table-cell>
              <table:table-cell office:value-type="string">
                <text:p>LIN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0">
                <text:p>870</text:p>
                <draw:g>
                  <svg:desc>Sheet1.C2:Sheet1.C20</svg:desc>
                </draw:g>
              </table:table-cell>
              <table:table-cell office:value-type="float" office:value="5">
                <text:p>5</text:p>
                <draw:g>
                  <svg:desc>Sheet1.A2:Sheet1.A20</svg:desc>
                </draw:g>
              </table:table-cell>
              <table:table-cell office:value-type="float" office:value="9.20734016572253">
                <text:p>9.20734016572253</text:p>
                <draw:g>
                  <svg:desc>Sheet1.J2:Sheet1.J20</svg:desc>
                </draw:g>
              </table:table-cell>
              <table:table-cell office:value-type="float" office:value="5.65833983609627">
                <text:p>5.65833983609627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0">
                <text:p>690</text:p>
              </table:table-cell>
              <table:table-cell office:value-type="float" office:value="10">
                <text:p>10</text:p>
              </table:table-cell>
              <table:table-cell office:value-type="float" office:value="12.5612310890855">
                <text:p>12.5612310890855</text:p>
              </table:table-cell>
              <table:table-cell office:value-type="float" office:value="7.66800162980508">
                <text:p>7.66800162980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2">
                <text:p>482</text:p>
              </table:table-cell>
              <table:table-cell office:value-type="float" office:value="15">
                <text:p>15</text:p>
              </table:table-cell>
              <table:table-cell office:value-type="float" office:value="20.3145382735051">
                <text:p>20.3145382735051</text:p>
              </table:table-cell>
              <table:table-cell office:value-type="float" office:value="17.9394663948769">
                <text:p>17.9394663948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">
                <text:p>389</text:p>
              </table:table-cell>
              <table:table-cell office:value-type="float" office:value="20">
                <text:p>20</text:p>
              </table:table-cell>
              <table:table-cell office:value-type="float" office:value="27.0743177272672">
                <text:p>27.0743177272672</text:p>
              </table:table-cell>
              <table:table-cell office:value-type="float" office:value="21.6175458807702">
                <text:p>21.6175458807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">
                <text:p>325</text:p>
              </table:table-cell>
              <table:table-cell office:value-type="float" office:value="25">
                <text:p>25</text:p>
              </table:table-cell>
              <table:table-cell office:value-type="float" office:value="34.4481801191475">
                <text:p>34.4481801191475</text:p>
              </table:table-cell>
              <table:table-cell office:value-type="float" office:value="24.9005622048135">
                <text:p>24.9005622048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  <table:table-cell office:value-type="float" office:value="30">
                <text:p>30</text:p>
              </table:table-cell>
              <table:table-cell office:value-type="float" office:value="40.3168764427889">
                <text:p>40.3168764427889</text:p>
              </table:table-cell>
              <table:table-cell office:value-type="float" office:value="28.0946576673741">
                <text:p>28.0946576673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40">
                <text:p>40</text:p>
              </table:table-cell>
              <table:table-cell office:value-type="float" office:value="51.713856156904">
                <text:p>51.713856156904</text:p>
              </table:table-cell>
              <table:table-cell office:value-type="float" office:value="36.3174307722802">
                <text:p>36.3174307722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64.7210115161235">
                <text:p>64.7210115161235</text:p>
              </table:table-cell>
              <table:table-cell office:value-type="float" office:value="48.4821429778094">
                <text:p>48.4821429778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74.9194062911125">
                <text:p>74.9194062911125</text:p>
              </table:table-cell>
              <table:table-cell office:value-type="float" office:value="59.5248086828942">
                <text:p>59.5248086828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85.4400515559944">
                <text:p>85.4400515559944</text:p>
              </table:table-cell>
              <table:table-cell office:value-type="float" office:value="71.891794450974">
                <text:p>71.891794450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93.715671433907">
                <text:p>93.715671433907</text:p>
              </table:table-cell>
              <table:table-cell office:value-type="float" office:value="82.1320553798432">
                <text:p>82.1320553798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  <table:table-cell office:value-type="float" office:value="101.591380994283">
                <text:p>101.591380994283</text:p>
              </table:table-cell>
              <table:table-cell office:value-type="float" office:value="92.193205885982">
                <text:p>92.193205885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109.618644384799">
                <text:p>109.618644384799</text:p>
              </table:table-cell>
              <table:table-cell office:value-type="float" office:value="102.693331309056">
                <text:p>102.693331309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  <table:table-cell office:value-type="float" office:value="117.599613635362">
                <text:p>117.599613635362</text:p>
              </table:table-cell>
              <table:table-cell office:value-type="float" office:value="113.323204651868">
                <text:p>113.323204651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22.629076178604">
                <text:p>122.629076178604</text:p>
              </table:table-cell>
              <table:table-cell office:value-type="float" office:value="120.099317938482">
                <text:p>120.099317938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  <table:table-cell office:value-type="float" office:value="125.286688063742">
                <text:p>125.286688063742</text:p>
              </table:table-cell>
              <table:table-cell office:value-type="float" office:value="123.700120240843">
                <text:p>123.700120240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43.594510206068">
                <text:p>143.594510206068</text:p>
              </table:table-cell>
              <table:table-cell office:value-type="float" office:value="148.788893275356">
                <text:p>148.788893275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  <table:table-cell office:value-type="float" office:value="145.330643124373">
                <text:p>145.330643124373</text:p>
              </table:table-cell>
              <table:table-cell office:value-type="float" office:value="151.187427521145">
                <text:p>151.187427521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">
                <text:p>112</text:p>
              </table:table-cell>
              <table:table-cell office:value-type="float" office:value="160">
                <text:p>160</text:p>
              </table:table-cell>
              <table:table-cell office:value-type="float" office:value="143.594510206068">
                <text:p>143.594510206068</text:p>
              </table:table-cell>
              <table:table-cell office:value-type="float" office:value="148.788893275356">
                <text:p>148.788893275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26cm" svg:height="10.482cm" xlink:href=".." xlink:type="simple" chart:class="chart:scatter" chart:column-mapping="1 0 2" chart:style-name="ch1">
        <chart:legend chart:legend-position="end" svg:x="12.289cm" svg:y="4.693cm" style:legend-expansion="high" chart:style-name="ch2"/>
        <chart:plot-area chart:style-name="ch3" table:cell-range-address="Sheet1.K2:Sheet1.L20 Sheet1.F2:Sheet1.F20" svg:x="0.74cm" svg:y="0.971cm" svg:width="10.969cm" svg:height="8.882cm">
          <chartooo:coordinate-region svg:x="1.732cm" svg:y="1.171cm" svg:width="9.645cm" svg:height="8.0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0" chart:class="chart:scatter">
            <chart:domain table:cell-range-address="Sheet1.K2:Sheet1.K20"/>
            <chart:data-point chart:repeated="19"/>
          </chart:series>
          <chart:series chart:style-name="ch7" chart:values-cell-range-address="Sheet1.L2:Sheet1.L20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K2:Sheet1.K20</svg:desc>
                </draw:g>
              </table:table-cell>
              <table:table-cell office:value-type="float" office:value="870">
                <text:p>870</text:p>
                <draw:g>
                  <svg:desc>Sheet1.F2:Sheet1.F20</svg:desc>
                </draw:g>
              </table:table-cell>
              <table:table-cell office:value-type="float" office:value="1276">
                <text:p>1276</text:p>
                <draw:g>
                  <svg:desc>Sheet1.L2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90">
                <text:p>69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82">
                <text:p>48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389">
                <text:p>38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325">
                <text:p>3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289">
                <text:p>28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82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165">
                <text:p>165</text:p>
              </table:table-cell>
              <table:table-cell office:value-type="float" office:value="161.714285714286">
                <text:p>161.7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5">
                <text:p>0.0125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45">
                <text:p>145</text:p>
              </table:table-cell>
              <table:table-cell office:value-type="float" office:value="142.666666666667">
                <text:p>142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130">
                <text:p>130</text:p>
              </table:table-cell>
              <table:table-cell office:value-type="float" office:value="130.545454545455">
                <text:p>130.545454545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124">
                <text:p>124</text:p>
              </table:table-cell>
              <table:table-cell office:value-type="float" office:value="122.153846153846">
                <text:p>122.153846153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112">
                <text:p>112</text:p>
              </table:table-cell>
              <table:table-cell office:value-type="float" office:value="118.857142857143">
                <text:p>118.85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25">
                <text:p>0.00625</text:p>
              </table:table-cell>
              <table:table-cell office:value-type="float" office:value="112">
                <text:p>112</text:p>
              </table:table-cell>
              <table:table-cell office:value-type="float" office:value="113.5">
                <text:p>11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